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50000005666541B53C1B801F9.png" manifest:media-type="image/png"/>
  <manifest:file-entry manifest:full-path="Pictures/10000001000000800000008031B4A8CBE6547400.png" manifest:media-type="image/png"/>
  <manifest:file-entry manifest:full-path="Pictures/100000010000007400000072990A1D65BBE52558.png" manifest:media-type="image/png"/>
  <manifest:file-entry manifest:full-path="Pictures/10000001000001B8000001B8956C845AA49C8C6D.png" manifest:media-type="image/png"/>
  <manifest:file-entry manifest:full-path="Pictures/1000000100000BFF000003B1B633073D397F9E72.png" manifest:media-type="image/png"/>
  <manifest:file-entry manifest:full-path="Pictures/100011DA00001607000006EABD8E1B7A86EE837C.svg" manifest:media-type="image/svg+xml"/>
  <manifest:file-entry manifest:full-path="Pictures/10000001000000D500000043E3D643EC1AA44364.png" manifest:media-type="image/png"/>
  <manifest:file-entry manifest:full-path="Pictures/10000001000000BC0000007E527840E6CC65B128.png" manifest:media-type="image/png"/>
  <manifest:file-entry manifest:full-path="Pictures/10000001000001B4000001908DF7D9974E1E18E1.png" manifest:media-type="image/png"/>
  <manifest:file-entry manifest:full-path="Pictures/10001FDF00003082000008F077F39E3CA36606D5.svg" manifest:media-type="image/svg+xml"/>
  <manifest:file-entry manifest:full-path="Pictures/100000010000010F000000F2AA870BB2FA5BCCC0.png" manifest:media-type="image/png"/>
  <manifest:file-entry manifest:full-path="Pictures/1000000100000401000000B6D8DF321014B9FF54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BA900000C0300000BC277D87350C05271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3.941cm" fo:min-width="15.375cm" draw:shadow-opacity="50%"/>
    </style:style>
    <style:style style:name="gr2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5.428cm" fo:min-width="15.375cm" draw:shadow-opacity="5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 fo:min-height="0.947cm" fo:min-width="0.794cm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.449cm"/>
    </style:style>
    <style:style style:name="gr7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0.206cm" fo:min-width="0.449cm"/>
    </style:style>
    <style:style style:name="gr10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05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203cm" fo:min-width="0.075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03cm" fo:min-width="0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22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1.404cm" draw:shadow-opacity="75%"/>
    </style:style>
    <style:style style:name="gr23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4.199cm" draw:shadow-opacity="75%"/>
    </style:style>
    <style:style style:name="gr24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294cm" draw:shadow-opacity="75%"/>
    </style:style>
    <style:style style:name="gr25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076cm" fo:min-width="0.854cm" draw:shadow-opacity="75%"/>
    </style:style>
    <style:style style:name="gr26" style:family="graphic" style:parent-style-name="standard">
      <style:graphic-properties draw:textarea-horizontal-align="justify" draw:textarea-vertical-align="middle" draw:auto-grow-height="false" fo:min-height="0.941cm" fo:min-width="0cm"/>
    </style:style>
    <style:style style:name="gr27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2.839cm" fo:min-width="9.351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29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08cm" draw:shadow-opacity="75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6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3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69cm" fo:min-width="1.5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.602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3.962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1.476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6.55cm" fo:min-width="8.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2.318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1.556cm"/>
    </style:style>
    <style:style style:name="gr41" style:family="graphic" style:parent-style-name="standard">
      <style:graphic-properties draw:textarea-horizontal-align="justify" draw:textarea-vertical-align="middle" draw:auto-grow-height="false" fo:min-height="0.766cm" fo:min-width="0.291cm"/>
    </style:style>
    <style:style style:name="gr42" style:family="graphic" style:parent-style-name="standard">
      <style:graphic-properties draw:textarea-horizontal-align="justify" draw:textarea-vertical-align="middle" draw:auto-grow-height="false" fo:min-height="0.788cm" fo:min-width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88cm" fo:min-width="0.302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8.05cm" fo:min-width="7.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9cm" fo:min-width="0cm"/>
      <style:paragraph-properties style:writing-mode="lr-tb"/>
    </style:style>
    <style:style style:name="P1" style:family="paragraph">
      <loext:graphic-properties draw:fill="solid" draw:fill-color="#80808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cfe7e5"/>
      <style:paragraph-properties fo:text-align="center"/>
    </style:style>
    <style:style style:name="P5" style:family="paragraph">
      <loext:graphic-properties draw:fill="solid" draw:fill-color="#e8f2a1"/>
      <style:paragraph-properties fo:text-align="center"/>
    </style:style>
    <style:style style:name="P6" style:family="paragraph">
      <loext:graphic-properties draw:fill="solid" draw:fill-color="#c9e1df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ffd7"/>
      <style:paragraph-properties fo:text-align="center"/>
    </style:style>
    <style:style style:name="P9" style:family="paragraph"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0" style:family="paragraph">
      <loext:graphic-properties draw:fill="solid" draw:fill-color="#c9e1df"/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808080" draw:opacity="75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7" style:family="paragraph">
      <style:text-properties style:font-name="Bitstream Vera Sans Mono" fo:font-size="6pt" style:font-size-asian="6pt" style:font-size-complex="6pt"/>
    </style:style>
    <style:style style:name="P18" style:family="paragraph">
      <loext:graphic-properties draw:fill="none" draw:fill-color="#ffffff"/>
      <style:paragraph-properties style:writing-mode="lr-tb"/>
      <style:text-properties style:font-name="Bitstream Vera Sans Mono" fo:font-size="6pt" style:font-size-asian="6pt" style:font-size-complex="6pt"/>
    </style:style>
    <style:style style:name="P19" style:family="paragraph">
      <loext:graphic-properties draw:fill="none" draw:fill-color="#ffffff"/>
    </style:style>
    <style:style style:name="P20" style:family="paragraph">
      <style:text-properties style:font-name="Liberation Sans2" fo:font-style="italic" style:font-style-asian="italic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2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loext:opacity="100%" fo:font-size="3pt" style:font-size-asian="3pt" style:font-size-complex="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1" fo:font-size="7pt" style:font-size-asian="7pt" style:font-size-complex="7pt"/>
    </style:style>
    <style:style style:name="T7" style:family="text">
      <style:text-properties style:font-name="Bitstream Vera Sans Mono" fo:font-size="6pt" style:font-size-asian="6pt" style:font-size-complex="6pt"/>
    </style:style>
    <style:style style:name="T8" style:family="text">
      <style:text-properties style:font-name="Liberation Sans2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custom-shape draw:style-name="gr1" draw:text-style-name="P1" draw:layer="layout" svg:width="15.875cm" svg:height="4.191cm" svg:x="1.255cm" svg:y="10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5.678cm" svg:x="1.254cm" svg:y="2.178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1.778cm" svg:height="1.682cm" svg:x="1.461cm" svg:y="4.6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6cm" svg:y="3.997cm">
            <draw:text-box>
              <text:p><text:span text:style-name="T1">The </text:span><text:span text:style-name="T1">user</text:span></text:p>
            </draw:text-box>
          </draw:frame>
        </draw:g>
        <draw:g>
          <draw:frame draw:style-name="gr4" draw:text-style-name="P3" draw:layer="layout" svg:width="3.168cm" svg:height="1.543cm" svg:x="2.954cm" svg:y="3.997cm">
            <draw:text-box>
              <text:p><text:span text:style-name="T1">Client </text:span><text:span text:style-name="T1">soft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3.49cm" svg:y="4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5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2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2cm" svg:y="4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39cm" svg:y="5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5cm" svg:y="5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6cm" svg:y="5.721cm">
              <text:p text:style-name="P9"><text:span text:style-name="T2">s</text:span><text:span text:style-name="T2">u</text:span><text:span text:style-name="T2">b</text:span><text:span text:style-name="T2">m</text:span><text:span text:style-name="T2">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2cm" svg:y="5.197cm">
            <draw:text-box>
              <text:p><text:span text:style-name="T1">Execu</text:span><text:span text:style-name="T1">tion </text:span><text:span text:style-name="T1">Plann</text:span><text:span text:style-name="T1">er</text:span></text:p>
            </draw:text-box>
          </draw:frame>
          <draw:g>
            <draw:custom-shape draw:style-name="gr11" draw:text-style-name="P11" draw:layer="layout" svg:width="0.291cm" svg:height="1.719cm" svg:x="5.809cm" svg:y="5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7cm" svg:y="5.7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215cm" svg:y="6.345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7.84cm" svg:y="6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4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4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49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49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29cm" svg:y="3.298cm">
            <draw:text-box>
              <text:p><text:span text:style-name="T1">Execu</text:span><text:span text:style-name="T1">tion </text:span><text:span text:style-name="T1">platfor</text:span><text:span text:style-name="T1">m</text:span></text:p>
            </draw:text-box>
          </draw:frame>
          <draw:g>
            <draw:frame draw:style-name="gr3" draw:text-style-name="P2" draw:layer="layout" svg:width="0.875cm" svg:height="0.882cm" svg:x="12.48cm" svg:y="3.8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7cm" svg:y="3.9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8cm" svg:y="3.7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4cm" svg:y="4.6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8cm" svg:y="4.8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49cm" svg:y="5.6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3cm" svg:y="5.5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4cm" svg:y="6.4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3cm" svg:y="6.5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29cm" svg:y="6.2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2cm" svg:y="5.198cm">
            <draw:text-box>
              <text:p><text:span text:style-name="T1">Execu</text:span><text:span text:style-name="T1">tion </text:span><text:span text:style-name="T1">Work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9.209cm" svg:y="5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5.7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5cm" svg:y="6.346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11.24cm" svg:y="6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3" draw:text-style-name="P2" draw:layer="layout" svg:width="1.778cm" svg:height="1.682cm" svg:x="1.462cm" svg:y="10.8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7cm" svg:y="10.197cm">
            <draw:text-box>
              <text:p><text:span text:style-name="T1">The </text:span><text:span text:style-name="T1">user</text:span></text:p>
            </draw:text-box>
          </draw:frame>
        </draw:g>
        <draw:g>
          <draw:frame draw:style-name="gr4" draw:text-style-name="P3" draw:layer="layout" svg:width="3.168cm" svg:height="1.543cm" svg:x="2.955cm" svg:y="10.197cm">
            <draw:text-box>
              <text:p><text:span text:style-name="T1">Client </text:span><text:span text:style-name="T1">soft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3.491cm" svg:y="10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6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3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3cm" svg:y="11.1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4cm" svg:y="11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6cm" svg:y="11.5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7cm" svg:y="11.9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3cm" svg:y="10.197cm">
            <draw:text-box>
              <text:p><text:span text:style-name="T1">Execu</text:span><text:span text:style-name="T1">tion </text:span><text:span text:style-name="T1">Plann</text:span><text:span text:style-name="T1">er</text:span></text:p>
            </draw:text-box>
          </draw:frame>
          <draw:g>
            <draw:custom-shape draw:style-name="gr11" draw:text-style-name="P11" draw:layer="layout" svg:width="0.291cm" svg:height="1.719cm" svg:x="5.81cm" svg:y="10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8cm" svg:y="10.7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216cm" svg:y="11.345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7.841cm" svg:y="11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3cm" svg:y="10.198cm">
            <draw:text-box>
              <text:p><text:span text:style-name="T1">Execu</text:span><text:span text:style-name="T1">tion </text:span><text:span text:style-name="T1">platfor</text:span><text:span text:style-name="T1">m</text:span></text:p>
            </draw:text-box>
          </draw:frame>
          <draw:g>
            <draw:frame draw:style-name="gr3" draw:text-style-name="P2" draw:layer="layout" svg:width="0.875cm" svg:height="0.882cm" svg:x="12.481cm" svg:y="10.7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8cm" svg:y="10.8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9cm" svg:y="10.6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5cm" svg:y="11.5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9cm" svg:y="11.7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5cm" svg:y="12.5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4cm" svg:y="12.4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5cm" svg:y="13.3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4cm" svg:y="13.4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3cm" svg:y="13.1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3cm" svg:y="10.198cm">
            <draw:text-box>
              <text:p><text:span text:style-name="T1">Execu</text:span><text:span text:style-name="T1">tion </text:span><text:span text:style-name="T1">Work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9.21cm" svg:y="10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8cm" svg:y="10.7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6cm" svg:y="11.346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11.241cm" svg:y="11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0" draw:text-style-name="P14" draw:layer="layout" svg:width="5.43cm" svg:height="0.962cm" svg:x="1.27cm" svg:y="1.362cm">
          <draw:text-box>
            <text:p>General overview</text:p>
          </draw:text-box>
        </draw:frame>
        <draw:frame draw:style-name="gr21" draw:text-style-name="P14" draw:layer="layout" svg:width="4.659cm" svg:height="0.962cm" svg:x="1.27cm" svg:y="9.162cm">
          <draw:text-box>
            <text:p>This document</text:p>
          </draw:text-box>
        </draw:frame>
        <draw:custom-shape draw:style-name="gr22" draw:text-style-name="P15" draw:layer="layout" svg:width="1.904cm" svg:height="4.191cm" svg:x="1.255cm" svg:y="10.0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699cm" svg:height="4.191cm" svg:x="12.43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6.2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9.6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3.447cm" svg:y="10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4.81cm" svg:y="10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9.851cm" svg:height="3.089cm" svg:x="1.19cm" svg:y="16.6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3" draw:layer="layout" svg:width="3.168cm" svg:height="1.543cm" svg:x="1.256cm" svg:y="16.797cm">
            <draw:text-box>
              <text:p><text:span text:style-name="T1">Client </text:span><text:span text:style-name="T1">soft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1.792cm" svg:y="17.5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1.847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2.834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2.884cm" svg:y="17.7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1.841cm" svg:y="1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2.837cm" svg:y="18.1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2.688cm" svg:y="18.5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3.884cm" svg:y="16.797cm">
            <draw:text-box>
              <text:p><text:span text:style-name="T1">Execu</text:span><text:span text:style-name="T1">tion </text:span><text:span text:style-name="T1">Plann</text:span><text:span text:style-name="T1">er</text:span></text:p>
            </draw:text-box>
          </draw:frame>
          <draw:g>
            <draw:custom-shape draw:style-name="gr11" draw:text-style-name="P11" draw:layer="layout" svg:width="0.291cm" svg:height="1.719cm" svg:x="4.111cm" svg:y="17.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4.329cm" svg:y="17.3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4.517cm" svg:y="17.945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6.142cm" svg:y="18.4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5.426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5.426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4.751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4.751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7.284cm" svg:y="16.798cm">
            <draw:text-box>
              <text:p><text:span text:style-name="T1">Execu</text:span><text:span text:style-name="T1">tion </text:span><text:span text:style-name="T1">Work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7.511cm" svg:y="17.4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7.729cm" svg:y="17.3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7.917cm" svg:y="17.946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9.542cm" svg:y="18.4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8.826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8.826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8.151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8.151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8" draw:text-style-name="P14" draw:layer="layout" svg:width="5.362cm" svg:height="0.962cm" svg:x="1.271cm" svg:y="15.762cm">
          <draw:text-box>
            <text:p>This specification</text:p>
          </draw:text-box>
        </draw:frame>
        <draw:custom-shape draw:style-name="gr24" draw:text-style-name="P15" draw:layer="layout" svg:width="2.794cm" svg:height="1.524cm" svg:x="4.5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7.9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1.748cm" svg:y="17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3.111cm" svg:y="17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3" draw:layer="layout" svg:width="3.644cm" svg:height="1.543cm" svg:x="8.982cm" svg:y="2.299cm">
            <draw:text-box>
              <text:p><text:span text:style-name="T1">Data </text:span><text:span text:style-name="T1">discov</text:span><text:span text:style-name="T1">ery</text:span></text:p>
            </draw:text-box>
          </draw:frame>
          <draw:g>
            <draw:custom-shape draw:style-name="gr11" draw:text-style-name="P11" draw:layer="layout" svg:width="0.291cm" svg:height="1.719cm" svg:x="9.209cm" svg:y="2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2.849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5cm" svg:y="3.447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11.24cm" svg:y="3.936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5.782cm" svg:y="2.3cm">
            <draw:text-box>
              <text:p><text:span text:style-name="T1">Softw</text:span><text:span text:style-name="T1">are </text:span><text:span text:style-name="T1">discov</text:span><text:span text:style-name="T1">ery</text:span></text:p>
            </draw:text-box>
          </draw:frame>
          <draw:g>
            <draw:custom-shape draw:style-name="gr11" draw:text-style-name="P11" draw:layer="layout" svg:width="0.291cm" svg:height="1.719cm" svg:x="6.009cm" svg:y="2.9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227cm" svg:y="2.85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415cm" svg:y="3.448cm">
              <draw:text-box>
                <text:p><text:span text:style-name="T4">implem</text:span><text:span text:style-name="T4">entation</text:span></text:p>
              </draw:text-box>
            </draw:frame>
            <draw:g>
              <draw:custom-shape draw:style-name="gr14" draw:text-style-name="P11" draw:layer="layout" svg:width="0.765cm" svg:height="0.726cm" svg:x="8.04cm" svg:y="3.93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324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324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649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649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2" draw:style-name="dp1" draw:master-page-name="Empty_25_20diagram">
        <draw:g>
          <draw:g>
            <draw:frame draw:style-name="gr4" draw:text-style-name="P3" draw:layer="layout" svg:width="3.644cm" svg:height="1.543cm" svg:x="8.086cm" svg:y="1.46cm">
              <draw:text-box>
                <text:p><text:span text:style-name="T1">Data </text:span><text:span text:style-name="T1">discov</text:span><text:span text:style-name="T1">ery</text:span></text:p>
              </draw:text-box>
            </draw:frame>
            <draw:g>
              <draw:custom-shape draw:style-name="gr11" draw:text-style-name="P11" draw:layer="layout" svg:width="0.291cm" svg:height="1.719cm" svg:x="8.313cm" svg:y="2.11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2" draw:text-style-name="P12" draw:layer="layout" svg:width="1.02cm" svg:height="2.179cm" svg:x="8.531cm" svg:y="2.01cm">
                <draw:text-box>
                  <text:p><text:span text:style-name="T3">API</text:span></text:p>
                </draw:text-box>
              </draw:frame>
              <draw:frame draw:style-name="gr13" draw:text-style-name="P13" draw:layer="layout" svg:width="2.547cm" svg:height="0.569cm" svg:x="8.719cm" svg:y="2.608cm">
                <draw:text-box>
                  <text:p><text:span text:style-name="T4">implem</text:span><text:span text:style-name="T4">entation</text:span></text:p>
                </draw:text-box>
              </draw:frame>
              <draw:g>
                <draw:custom-shape draw:style-name="gr14" draw:text-style-name="P11" draw:layer="layout" svg:width="0.765cm" svg:height="0.726cm" svg:x="10.344cm" svg:y="3.097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15" draw:text-style-name="P11" draw:layer="layout" svg:width="0.575cm" svg:height="0.453cm" svg:x="9.628cm" svg:y="3.3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" draw:text-style-name="P11" draw:layer="layout" svg:width="0.575cm" svg:height="0.166cm" svg:x="9.628cm" svg:y="3.08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7" draw:text-style-name="P11" draw:layer="layout" svg:width="0.572cm" svg:height="0.453cm" svg:x="8.953cm" svg:y="3.3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" draw:text-style-name="P11" draw:layer="layout" svg:width="0.572cm" svg:height="0.166cm" svg:x="8.953cm" svg:y="3.087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g>
            <draw:frame draw:style-name="gr4" draw:text-style-name="P3" draw:layer="layout" svg:width="3.644cm" svg:height="1.543cm" svg:x="4.886cm" svg:y="1.461cm">
              <draw:text-box>
                <text:p><text:span text:style-name="T1">Softw</text:span><text:span text:style-name="T1">are </text:span><text:span text:style-name="T1">discov</text:span><text:span text:style-name="T1">ery</text:span></text:p>
              </draw:text-box>
            </draw:frame>
            <draw:g>
              <draw:custom-shape draw:style-name="gr11" draw:text-style-name="P11" draw:layer="layout" svg:width="0.291cm" svg:height="1.719cm" svg:x="5.113cm" svg:y="2.11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2" draw:text-style-name="P12" draw:layer="layout" svg:width="1.02cm" svg:height="2.179cm" svg:x="5.331cm" svg:y="2.011cm">
                <draw:text-box>
                  <text:p><text:span text:style-name="T3">API</text:span></text:p>
                </draw:text-box>
              </draw:frame>
              <draw:frame draw:style-name="gr13" draw:text-style-name="P13" draw:layer="layout" svg:width="2.547cm" svg:height="0.569cm" svg:x="5.519cm" svg:y="2.609cm">
                <draw:text-box>
                  <text:p><text:span text:style-name="T4">implem</text:span><text:span text:style-name="T4">entation</text:span></text:p>
                </draw:text-box>
              </draw:frame>
              <draw:g>
                <draw:custom-shape draw:style-name="gr14" draw:text-style-name="P11" draw:layer="layout" svg:width="0.765cm" svg:height="0.726cm" svg:x="7.144cm" svg:y="3.098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15" draw:text-style-name="P11" draw:layer="layout" svg:width="0.575cm" svg:height="0.453cm" svg:x="6.428cm" svg:y="3.37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" draw:text-style-name="P11" draw:layer="layout" svg:width="0.575cm" svg:height="0.166cm" svg:x="6.428cm" svg:y="3.08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7" draw:text-style-name="P11" draw:layer="layout" svg:width="0.572cm" svg:height="0.453cm" svg:x="5.753cm" svg:y="3.37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" draw:text-style-name="P11" draw:layer="layout" svg:width="0.572cm" svg:height="0.166cm" svg:x="5.753cm" svg:y="3.08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29" draw:text-style-name="P15" draw:layer="layout" svg:width="2.58cm" svg:height="1.524cm" svg:x="5.519cm" svg:y="2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5" draw:layer="layout" svg:width="2.58cm" svg:height="1.524cm" svg:x="8.719cm" svg:y="2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4" draw:text-style-name="P3" draw:layer="layout" svg:width="3.168cm" svg:height="1.543cm" svg:x="1.86cm" svg:y="3.259cm">
              <draw:text-box>
                <text:p><text:span text:style-name="T1">Client </text:span><text:span text:style-name="T1">softwa</text:span><text:span text:style-name="T1">re</text:span></text:p>
              </draw:text-box>
            </draw:frame>
            <draw:g>
              <draw:custom-shape draw:style-name="gr5" draw:text-style-name="P4" draw:layer="layout" svg:width="1.294cm" svg:height="1.197cm" svg:x="2.396cm" svg:y="3.9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6" draw:text-style-name="P5" draw:layer="layout" svg:width="0.949cm" svg:height="0.144cm" svg:x="2.451cm" svg:y="4.1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198cm" svg:height="0.144cm" svg:x="3.438cm" svg:y="4.1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7" draw:layer="layout" svg:width="0.095cm" svg:height="0.096cm" svg:x="3.488cm" svg:y="4.179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8" draw:layer="layout" svg:width="0.949cm" svg:height="0.456cm" svg:x="2.445cm" svg:y="4.3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0" draw:layer="layout" svg:width="0.199cm" svg:height="0.142cm" svg:x="3.441cm" svg:y="4.648cm">
                  <text:p text:style-name="P9"><text:span text:style-name="T2">ed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0" draw:text-style-name="P10" draw:layer="layout" svg:width="0.348cm" svg:height="0.144cm" svg:x="3.292cm" svg:y="4.983cm">
                <text:p text:style-name="P9"><text:span text:style-name="T2">subm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30" draw:text-style-name="P14" draw:layer="layout" svg:width="2.682cm" svg:height="0.806cm" svg:x="2.139cm" svg:y="1.359cm">
            <draw:text-box>
              <text:p><text:span text:style-name="T5">Disc</text:span><text:span text:style-name="T5">over</text:span><text:span text:style-name="T5">y</text:span></text:p>
            </draw:text-box>
          </draw:frame>
          <draw:frame draw:style-name="gr31" draw:text-style-name="P14" draw:layer="layout" svg:width="4.066cm" svg:height="0.806cm" svg:x="5.489cm" svg:y="4.89cm">
            <draw:text-box>
              <text:p><text:span text:style-name="T5">Tas</text:span><text:span text:style-name="T5">k </text:span><text:span text:style-name="T5">des</text:span><text:span text:style-name="T5">cript</text:span><text:span text:style-name="T5">ion</text:span></text:p>
            </draw:text-box>
          </draw:frame>
          <draw:g>
            <draw:custom-shape draw:style-name="gr32" draw:text-style-name="P11" draw:layer="layout" svg:width="2.087cm" svg:height="2.4cm" svg:x="6.017cm" svg:y="5.76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3" draw:text-style-name="P16" draw:layer="layout" svg:width="2.32cm" svg:height="1.351cm" svg:x="6.004cm" svg:y="5.938cm">
              <draw:text-box>
                <text:p><text:span text:style-name="T6">executa</text:span><text:span text:style-name="T6">ble:</text:span></text:p>
                <text:p><text:span text:style-name="T6"><text:s text:c="2"/>…</text:span><text:span text:style-name="T6">.</text:span></text:p>
                <text:p><text:span text:style-name="T6">resourc</text:span><text:span text:style-name="T6">es:</text:span></text:p>
                <text:p><text:span text:style-name="T6"><text:s text:c="2"/>…</text:span><text:span text:style-name="T6">.</text:span></text:p>
              </draw:text-box>
            </draw:frame>
          </draw:g>
          <draw:custom-shape draw:style-name="gr34" draw:text-style-name="P11" draw:layer="layout" svg:width="1.216cm" svg:height="0.4cm" draw:transform="rotate (0.417657290002243) translate (3.73cm 4.095cm)">
            <text:p/>
            <draw:enhanced-geometry svg:viewBox="0 0 21600 21600" draw:text-areas="?f5 ?f1 ?f6 ?f3" draw:type="left-right-arrow" draw:modifiers="2953.69852059176 7056.3591022443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5" draw:text-style-name="P11" draw:layer="layout" svg:width="4.612cm" svg:height="0.4cm" draw:transform="rotate (0.417657290002243) translate (3.726cm 4.595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6" draw:text-style-name="P11" draw:layer="layout" svg:width="2.2cm" svg:height="0.5cm" draw:transform="rotate (-0.574213323906134) translate (4.057cm 4.861cm)">
            <text:p/>
            <draw:enhanced-geometry svg:viewBox="0 0 21600 21600" draw:text-areas="0 ?f0 ?f5 ?f2" draw:type="right-arrow" draw:modifiers="17056.2471603816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2" draw:layer="layout" svg:width="9.4cm" svg:height="6.8cm" svg:x="2.004cm" svg:y="1.46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9" draw:text-style-name="P3" draw:layer="layout" svg:width="2.844cm" svg:height="0.645cm" svg:x="3.656cm" svg:y="11.897cm">
            <draw:text-box>
              <text:p><text:span text:style-name="T1">Client </text:span><text:span text:style-name="T1">soft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4.392cm" svg:y="12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4.447cm" svg:y="12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5.434cm" svg:y="12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5.484cm" svg:y="12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4.441cm" svg:y="13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5.437cm" svg:y="13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5.288cm" svg:y="13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8cm" svg:y="11.797cm">
            <draw:text-box>
              <text:p><text:span text:style-name="T1">Execu</text:span><text:span text:style-name="T1">tion </text:span><text:span text:style-name="T1">Plann</text:span><text:span text:style-name="T1">er</text:span></text:p>
            </draw:text-box>
          </draw:frame>
          <draw:custom-shape draw:style-name="gr11" draw:text-style-name="P11" draw:layer="layout" svg:width="0.291cm" svg:height="1.719cm" svg:x="8.311cm" svg:y="12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4cm" svg:height="1.543cm" svg:x="8cm" svg:y="9.098cm">
            <draw:text-box>
              <text:p><text:span text:style-name="T1">Execution Planner</text:span></text:p>
            </draw:text-box>
          </draw:frame>
          <draw:custom-shape draw:style-name="gr11" draw:text-style-name="P11" draw:layer="layout" svg:width="0.291cm" svg:height="1.719cm" svg:x="8.311cm" svg:y="9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1" draw:layer="layout" svg:width="0.072cm" svg:height="1.197cm" svg:x="5.711cm" svg:y="12.7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8cm" svg:y="14.598cm">
            <draw:text-box>
              <text:p><text:span text:style-name="T1">Execu</text:span><text:span text:style-name="T1">tion </text:span><text:span text:style-name="T1">Plann</text:span><text:span text:style-name="T1">er</text:span></text:p>
            </draw:text-box>
          </draw:frame>
          <draw:custom-shape draw:style-name="gr11" draw:text-style-name="P11" draw:layer="layout" svg:width="0.291cm" svg:height="1.719cm" svg:x="8.311cm" svg:y="15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1" draw:layer="layout" svg:width="2.912cm" svg:height="0.4cm" draw:transform="rotate (0.822399143539728) translate (5.935cm 12.731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9" draw:text-style-name="P11" draw:layer="layout" svg:width="2.912cm" svg:height="0.4cm" draw:transform="rotate (0.822399143539728) translate (5.936cm 15.732cm)">
            <text:p/>
            <draw:enhanced-geometry svg:viewBox="0 0 21600 21600" draw:text-areas="?f5 ?f1 ?f6 ?f3" draw:mirror-vertical="true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0" draw:text-style-name="P11" draw:layer="layout" svg:width="2.126cm" svg:height="0.4cm" svg:x="6cm" svg:y="13.101cm">
            <text:p/>
            <draw:enhanced-geometry svg:viewBox="0 0 21600 21600" draw:text-areas="?f5 ?f1 ?f6 ?f3" draw:mirror-vertical="true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1" draw:text-style-name="P11" draw:layer="layout" svg:width="0.79cm" svg:height="1.15cm" svg:x="6.014cm" svg:y="10.7cm">
            <text:p/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custom-shape draw:style-name="gr42" draw:text-style-name="P11" draw:layer="layout" svg:width="0.799cm" svg:height="1.175cm" svg:x="9.014cm" svg:y="10.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2.244cm" svg:height="0.497cm" svg:x="8.556cm" svg:y="9.6cm">
              <draw:text-box>
                <text:p text:style-name="P17"><text:span text:style-name="T7">YES, </text:span><text:span text:style-name="T7">offers</text:span><text:span text:style-name="T7">[]</text:span></text:p>
              </draw:text-box>
            </draw:frame>
            <draw:custom-shape draw:style-name="gr44" draw:text-style-name="P11" draw:layer="layout" svg:width="0.801cm" svg:height="1.175cm" svg:x="9.339cm" svg:y="10.28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2" draw:text-style-name="P11" draw:layer="layout" svg:width="0.799cm" svg:height="1.175cm" svg:x="9.665cm" svg:y="10.46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custom-shape draw:style-name="gr42" draw:text-style-name="P11" draw:layer="layout" svg:width="0.799cm" svg:height="1.175cm" svg:x="9.015cm" svg:y="12.9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11" draw:layer="layout" svg:width="0.801cm" svg:height="1.175cm" svg:x="9.34cm" svg:y="13.08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2" draw:text-style-name="P11" draw:layer="layout" svg:width="0.799cm" svg:height="1.175cm" svg:x="9.666cm" svg:y="13.26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8.556cm" svg:y="15.101cm">
            <draw:text-box>
              <text:p text:style-name="P17"><text:span text:style-name="T7">NO</text:span></text:p>
            </draw:text-box>
          </draw:frame>
          <draw:custom-shape draw:style-name="gr45" draw:text-style-name="P2" draw:layer="layout" svg:width="7.7cm" svg:height="8.3cm" svg:x="3.7cm" svg:y="9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18" draw:layer="layout" svg:width="2.244cm" svg:height="0.497cm" svg:x="8.556cm" svg:y="12.402cm">
            <draw:text-box>
              <text:p text:style-name="P17"><text:span text:style-name="T7">YES, </text:span><text:span text:style-name="T7">offers[</text:span><text:span text:style-name="T7">]</text:span></text:p>
            </draw:text-box>
          </draw:frame>
          <draw:frame draw:style-name="gr46" draw:text-style-name="P19" draw:layer="layout" svg:width="4.7cm" svg:height="0.802cm" svg:x="3.7cm" svg:y="9cm">
            <draw:text-box>
              <text:p><text:span text:style-name="T5">R</text:span><text:span text:style-name="T5">e</text:span><text:span text:style-name="T5">q</text:span><text:span text:style-name="T5">u</text:span><text:span text:style-name="T5">e</text:span><text:span text:style-name="T5">st</text:span></text:p>
            </draw:text-box>
          </draw:frame>
          <draw:frame draw:style-name="gr47" draw:text-style-name="P21" draw:layer="layout" svg:width="2.744cm" svg:height="0.569cm" svg:x="5.056cm" svg:y="10.101cm">
            <draw:text-box>
              <text:p text:style-name="P20"><text:span text:style-name="T8">C</text:span><text:span text:style-name="T8">a</text:span><text:span text:style-name="T8">n </text:span><text:span text:style-name="T8">I </text:span><text:span text:style-name="T8">d</text:span><text:span text:style-name="T8">o </text:span><text:span text:style-name="T8">thi</text:span><text:span text:style-name="T8">s </text:span><text:span text:style-name="T8">?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9-18T09:33:02.018922240</dc:date>
    <meta:editing-duration>PT2H19M31S</meta:editing-duration>
    <meta:editing-cycles>5</meta:editing-cycles>
    <meta:generator>LibreOffice/7.2.7.2$Linux_X86_64 LibreOffice_project/20$Build-2</meta:generator>
    <meta:document-statistic meta:object-count="286"/>
  </office:meta>
</office:document-meta>
</file>